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enlo" svg:font-family="Menlo"/>
    <style:font-face style:name="Andale Mono" svg:font-family="'Andale Mono'" style:font-pitch="fixed"/>
    <style:font-face style:name="Courier New" svg:font-family="'Courier New'" style:font-family-generic="modern" style:font-pitch="fixed"/>
    <style:font-face style:name="Liberation Mono" svg:font-family="'Liberation Mono'" style:font-family-generic="modern" style:font-pitch="fixed"/>
    <style:font-face style:name="Andale Mono1" svg:font-family="'Andale Mon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settings_5f_json" style:display-name="settings_json" style:family="table">
      <style:table-properties style:width="17cm" table:align="margins"/>
    </style:style>
    <style:style style:name="settings_5f_json.A" style:display-name="settings_json.A" style:family="table-column">
      <style:table-column-properties style:column-width="8.5cm" style:rel-column-width="32767*"/>
    </style:style>
    <style:style style:name="settings_5f_json.B" style:display-name="settings_json.B" style:family="table-column">
      <style:table-column-properties style:column-width="8.5cm" style:rel-column-width="32768*"/>
    </style:style>
    <style:style style:name="settings_5f_json.A1" style:display-name="settings_json.A1" style:family="table-cell">
      <style:table-cell-properties fo:background-color="#e6e6e6" fo:padding="0.097cm" fo:border-left="0.05pt solid #808080" fo:border-right="none" fo:border-top="0.05pt solid #808080" fo:border-bottom="0.05pt solid #808080">
        <style:background-image/>
      </style:table-cell-properties>
    </style:style>
    <style:style style:name="settings_5f_json.B1" style:display-name="settings_json.B1" style:family="table-cell">
      <style:table-cell-properties fo:background-color="#e6e6e6" fo:padding="0.097cm" fo:border="0.05pt solid #808080">
        <style:background-image/>
      </style:table-cell-properties>
    </style:style>
    <style:style style:name="settings_5f_json.A2" style:display-name="settings_json.A2" style:family="table-cell">
      <style:table-cell-properties fo:padding="0.097cm" fo:border-left="0.05pt solid #808080" fo:border-right="none" fo:border-top="none" fo:border-bottom="0.05pt solid #808080"/>
    </style:style>
    <style:style style:name="settings_5f_json.B2" style:display-name="settings_json.B2" style:family="table-cell">
      <style:table-cell-properties fo:padding="0.097cm" fo:border-left="0.05pt solid #808080" fo:border-right="0.05pt solid #808080" fo:border-top="none" fo:border-bottom="0.05pt solid #808080"/>
    </style:style>
    <style:style style:name="settings_5f_json.A3" style:display-name="settings_json.A3" style:family="table-cell">
      <style:table-cell-properties fo:padding="0.097cm" fo:border-left="0.05pt solid #808080" fo:border-right="none" fo:border-top="none" fo:border-bottom="0.05pt solid #808080"/>
    </style:style>
    <style:style style:name="settings_5f_json.B3" style:display-name="settings_json.B3" style:family="table-cell">
      <style:table-cell-properties fo:padding="0.097cm" fo:border-left="0.05pt solid #808080" fo:border-right="0.05pt solid #808080" fo:border-top="none" fo:border-bottom="0.05pt solid #808080"/>
    </style:style>
    <style:style style:name="settings_5f_json.A4" style:display-name="settings_json.A4" style:family="table-cell">
      <style:table-cell-properties fo:padding="0.097cm" fo:border-left="0.05pt solid #808080" fo:border-right="none" fo:border-top="none" fo:border-bottom="0.05pt solid #808080"/>
    </style:style>
    <style:style style:name="settings_5f_json.B4" style:display-name="settings_json.B4" style:family="table-cell">
      <style:table-cell-properties fo:padding="0.097cm" fo:border-left="0.05pt solid #808080" fo:border-right="0.05pt solid #808080" fo:border-top="none" fo:border-bottom="0.05pt solid #808080"/>
    </style:style>
    <style:style style:name="settings_5f_json.A5" style:display-name="settings_json.A5" style:family="table-cell">
      <style:table-cell-properties fo:padding="0.097cm" fo:border-left="0.05pt solid #808080" fo:border-right="none" fo:border-top="none" fo:border-bottom="0.05pt solid #808080"/>
    </style:style>
    <style:style style:name="settings_5f_json.B5" style:display-name="settings_json.B5" style:family="table-cell">
      <style:table-cell-properties fo:padding="0.097cm" fo:border-left="0.05pt solid #808080" fo:border-right="0.05pt solid #808080" fo:border-top="none" fo:border-bottom="0.05pt solid #808080"/>
    </style:style>
    <style:style style:name="settings_5f_json.A6" style:display-name="settings_json.A6" style:family="table-cell">
      <style:table-cell-properties fo:padding="0.097cm" fo:border-left="0.05pt solid #808080" fo:border-right="none" fo:border-top="none" fo:border-bottom="0.05pt solid #808080"/>
    </style:style>
    <style:style style:name="settings_5f_json.B6" style:display-name="settings_json.B6" style:family="table-cell">
      <style:table-cell-properties fo:padding="0.097cm" fo:border-left="0.05pt solid #808080" fo:border-right="0.05pt solid #808080" fo:border-top="none" fo:border-bottom="0.05pt solid #808080"/>
    </style:style>
    <style:style style:name="settings_5f_json.A7" style:display-name="settings_json.A7" style:family="table-cell">
      <style:table-cell-properties fo:padding="0.097cm" fo:border-left="0.05pt solid #808080" fo:border-right="none" fo:border-top="none" fo:border-bottom="0.05pt solid #808080"/>
    </style:style>
    <style:style style:name="settings_5f_json.B7" style:display-name="settings_json.B7" style:family="table-cell">
      <style:table-cell-properties fo:padding="0.097cm" fo:border-left="0.05pt solid #808080" fo:border-right="0.05pt solid #808080" fo:border-top="none" fo:border-bottom="0.05pt solid #808080"/>
    </style:style>
    <style:style style:name="settings_5f_json.A8" style:display-name="settings_json.A8" style:family="table-cell">
      <style:table-cell-properties fo:padding="0.097cm" fo:border-left="0.05pt solid #808080" fo:border-right="none" fo:border-top="none" fo:border-bottom="0.05pt solid #808080"/>
    </style:style>
    <style:style style:name="settings_5f_json.B8" style:display-name="settings_json.B8" style:family="table-cell">
      <style:table-cell-properties fo:padding="0.097cm" fo:border-left="0.05pt solid #808080" fo:border-right="0.05pt solid #808080" fo:border-top="none" fo:border-bottom="0.05pt solid #808080"/>
    </style:style>
    <style:style style:name="settings_5f_json.A9" style:display-name="settings_json.A9" style:family="table-cell">
      <style:table-cell-properties fo:padding="0.097cm" fo:border-left="0.05pt solid #808080" fo:border-right="none" fo:border-top="none" fo:border-bottom="0.05pt solid #808080"/>
    </style:style>
    <style:style style:name="settings_5f_json.B9" style:display-name="settings_json.B9" style:family="table-cell">
      <style:table-cell-properties fo:padding="0.097cm" fo:border-left="0.05pt solid #808080" fo:border-right="0.05pt solid #808080" fo:border-top="none" fo:border-bottom="0.05pt solid #808080"/>
    </style:style>
    <style:style style:name="settings_5f_json.A10" style:display-name="settings_json.A10" style:family="table-cell">
      <style:table-cell-properties fo:padding="0.097cm" fo:border-left="0.05pt solid #808080" fo:border-right="none" fo:border-top="none" fo:border-bottom="0.05pt solid #808080"/>
    </style:style>
    <style:style style:name="settings_5f_json.B10" style:display-name="settings_json.B10" style:family="table-cell">
      <style:table-cell-properties fo:padding="0.097cm" fo:border-left="0.05pt solid #808080" fo:border-right="0.05pt solid #808080" fo:border-top="none" fo:border-bottom="0.05pt solid #808080"/>
    </style:style>
    <style:style style:name="settings_5f_json.A11" style:display-name="settings_json.A11" style:family="table-cell">
      <style:table-cell-properties fo:padding="0.097cm" fo:border-left="0.05pt solid #808080" fo:border-right="none" fo:border-top="none" fo:border-bottom="0.05pt solid #808080"/>
    </style:style>
    <style:style style:name="settings_5f_json.B11" style:display-name="settings_json.B11" style:family="table-cell">
      <style:table-cell-properties fo:padding="0.097cm" fo:border-left="0.05pt solid #808080" fo:border-right="0.05pt solid #808080" fo:border-top="none" fo:border-bottom="0.05pt solid #808080"/>
    </style:style>
    <style:style style:name="settings_5f_json.A12" style:display-name="settings_json.A12" style:family="table-cell">
      <style:table-cell-properties fo:padding="0.097cm" fo:border-left="0.05pt solid #808080" fo:border-right="none" fo:border-top="none" fo:border-bottom="0.05pt solid #808080"/>
    </style:style>
    <style:style style:name="settings_5f_json.B12" style:display-name="settings_json.B12" style:family="table-cell">
      <style:table-cell-properties fo:padding="0.097cm" fo:border-left="0.05pt solid #808080" fo:border-right="0.05pt solid #808080" fo:border-top="none" fo:border-bottom="0.05pt solid #808080"/>
    </style:style>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background-color="#e6e6e6" fo:padding="0.097cm" fo:border-left="0.05pt solid #808080" fo:border-right="none" fo:border-top="0.05pt solid #808080" fo:border-bottom="0.05pt solid #808080">
        <style:background-image/>
      </style:table-cell-properties>
    </style:style>
    <style:style style:name="Tableau1.B1" style:family="table-cell">
      <style:table-cell-properties fo:background-color="#e6e6e6" fo:padding="0.097cm" fo:border="0.05pt solid #808080">
        <style:background-image/>
      </style:table-cell-properties>
    </style:style>
    <style:style style:name="Tableau1.A2" style:family="table-cell">
      <style:table-cell-properties fo:padding="0.097cm" fo:border-left="0.05pt solid #808080" fo:border-right="none" fo:border-top="none" fo:border-bottom="0.05pt solid #808080"/>
    </style:style>
    <style:style style:name="Tableau1.B2" style:family="table-cell">
      <style:table-cell-properties fo:padding="0.097cm" fo:border-left="0.05pt solid #808080" fo:border-right="0.05pt solid #808080" fo:border-top="none" fo:border-bottom="0.05pt solid #808080"/>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background-color="#e6e6e6" fo:padding="0.097cm" fo:border-left="0.05pt solid #808080" fo:border-right="none" fo:border-top="0.05pt solid #808080" fo:border-bottom="0.05pt solid #808080">
        <style:background-image/>
      </style:table-cell-properties>
    </style:style>
    <style:style style:name="Tableau2.B1" style:family="table-cell">
      <style:table-cell-properties fo:background-color="#e6e6e6" fo:padding="0.097cm" fo:border="0.05pt solid #808080">
        <style:background-image/>
      </style:table-cell-properties>
    </style:style>
    <style:style style:name="Tableau2.A2" style:family="table-cell">
      <style:table-cell-properties fo:padding="0.097cm" fo:border-left="0.05pt solid #808080" fo:border-right="none" fo:border-top="none" fo:border-bottom="0.05pt solid #808080"/>
    </style:style>
    <style:style style:name="Tableau2.B2" style:family="table-cell">
      <style:table-cell-properties fo:padding="0.097cm" fo:border-left="0.05pt solid #808080" fo:border-right="0.05pt solid #808080" fo:border-top="none" fo:border-bottom="0.05pt solid #808080"/>
    </style:style>
    <style:style style:name="Tableau2.A3" style:family="table-cell">
      <style:table-cell-properties fo:padding="0.097cm" fo:border-left="0.05pt solid #808080" fo:border-right="none" fo:border-top="none" fo:border-bottom="0.05pt solid #808080"/>
    </style:style>
    <style:style style:name="Tableau2.B3" style:family="table-cell">
      <style:table-cell-properties fo:padding="0.097cm" fo:border-left="0.05pt solid #808080" fo:border-right="0.05pt solid #808080" fo:border-top="none" fo:border-bottom="0.05pt solid #808080"/>
    </style:style>
    <style:style style:name="Tableau2.A4" style:family="table-cell">
      <style:table-cell-properties fo:padding="0.097cm" fo:border-left="0.05pt solid #808080" fo:border-right="none" fo:border-top="none" fo:border-bottom="0.05pt solid #808080"/>
    </style:style>
    <style:style style:name="Tableau2.B4" style:family="table-cell">
      <style:table-cell-properties fo:padding="0.097cm" fo:border-left="0.05pt solid #808080" fo:border-right="0.05pt solid #808080" fo:border-top="none" fo:border-bottom="0.05pt solid #808080"/>
    </style:style>
    <style:style style:name="P1" style:family="paragraph" style:parent-style-name="Preformatted_20_Text">
      <style:text-properties officeooo:paragraph-rsid="001ef24c"/>
    </style:style>
    <style:style style:name="P2" style:family="paragraph" style:parent-style-name="Preformatted_20_Text">
      <style:text-properties officeooo:rsid="0020d734" officeooo:paragraph-rsid="0020d734"/>
    </style:style>
    <style:style style:name="P3" style:family="paragraph" style:parent-style-name="Standard">
      <style:text-properties officeooo:paragraph-rsid="000d6a3a"/>
    </style:style>
    <style:style style:name="P4" style:family="paragraph" style:parent-style-name="Standard">
      <style:text-properties officeooo:rsid="00116f99" officeooo:paragraph-rsid="00116f99"/>
    </style:style>
    <style:style style:name="P5" style:family="paragraph" style:parent-style-name="Standard">
      <style:text-properties officeooo:paragraph-rsid="00116f99"/>
    </style:style>
    <style:style style:name="P6" style:family="paragraph" style:parent-style-name="Standard">
      <style:text-properties style:font-name="Andale Mono1" officeooo:rsid="00116f99" officeooo:paragraph-rsid="00116f99"/>
    </style:style>
    <style:style style:name="P7" style:family="paragraph" style:parent-style-name="Text_20_body">
      <style:text-properties officeooo:rsid="00089b8b" officeooo:paragraph-rsid="00089b8b"/>
    </style:style>
    <style:style style:name="P8" style:family="paragraph" style:parent-style-name="Text_20_body">
      <style:text-properties officeooo:rsid="00098964" officeooo:paragraph-rsid="00098964"/>
    </style:style>
    <style:style style:name="P9" style:family="paragraph" style:parent-style-name="Text_20_body">
      <style:text-properties officeooo:rsid="000d6a3a"/>
    </style:style>
    <style:style style:name="P10" style:family="paragraph" style:parent-style-name="Text_20_body">
      <style:text-properties officeooo:rsid="000d6a3a" officeooo:paragraph-rsid="000d6a3a"/>
    </style:style>
    <style:style style:name="P11" style:family="paragraph" style:parent-style-name="Text_20_body">
      <style:text-properties officeooo:rsid="001497a4" officeooo:paragraph-rsid="001497a4"/>
    </style:style>
    <style:style style:name="P12" style:family="paragraph" style:parent-style-name="Text_20_body">
      <style:text-properties officeooo:rsid="001788d3" officeooo:paragraph-rsid="001788d3"/>
    </style:style>
    <style:style style:name="P13" style:family="paragraph" style:parent-style-name="Text_20_body">
      <style:text-properties officeooo:rsid="001a3f59" officeooo:paragraph-rsid="001a3f59"/>
    </style:style>
    <style:style style:name="P14" style:family="paragraph" style:parent-style-name="Text_20_body">
      <style:text-properties officeooo:rsid="0024f4fa" officeooo:paragraph-rsid="0024f4fa"/>
    </style:style>
    <style:style style:name="P15" style:family="paragraph" style:parent-style-name="Text_20_body">
      <style:text-properties officeooo:rsid="00281323" officeooo:paragraph-rsid="00281323"/>
    </style:style>
    <style:style style:name="P16" style:family="paragraph" style:parent-style-name="Table_20_Contents">
      <style:paragraph-properties fo:text-align="justify" style:justify-single-word="false"/>
      <style:text-properties style:font-name="Andale Mono" officeooo:rsid="003d3c6b" officeooo:paragraph-rsid="000d6a3a"/>
    </style:style>
    <style:style style:name="P17" style:family="paragraph" style:parent-style-name="Table_20_Contents">
      <style:paragraph-properties fo:text-align="justify" style:justify-single-word="false"/>
      <style:text-properties style:font-name="Andale Mono" officeooo:rsid="003ee8dc" officeooo:paragraph-rsid="000d6a3a"/>
    </style:style>
    <style:style style:name="P18" style:family="paragraph" style:parent-style-name="Table_20_Contents">
      <style:paragraph-properties fo:text-align="justify" style:justify-single-word="false"/>
      <style:text-properties style:font-name="Andale Mono" officeooo:rsid="0041e3fd" officeooo:paragraph-rsid="000d6a3a"/>
    </style:style>
    <style:style style:name="P19" style:family="paragraph" style:parent-style-name="Table_20_Contents">
      <style:paragraph-properties fo:text-align="justify" style:justify-single-word="false"/>
      <style:text-properties style:font-name="Andale Mono" officeooo:rsid="000d6a3a" officeooo:paragraph-rsid="000d6a3a"/>
    </style:style>
    <style:style style:name="P20" style:family="paragraph" style:parent-style-name="Table_20_Contents">
      <style:paragraph-properties fo:text-align="justify" style:justify-single-word="false"/>
      <style:text-properties style:font-name="Andale Mono" officeooo:rsid="00116f99" officeooo:paragraph-rsid="00116f99"/>
    </style:style>
    <style:style style:name="P21" style:family="paragraph" style:parent-style-name="Table_20_Contents">
      <style:paragraph-properties fo:text-align="justify" style:justify-single-word="false"/>
      <style:text-properties officeooo:rsid="003d3c6b" officeooo:paragraph-rsid="000d6a3a"/>
    </style:style>
    <style:style style:name="P22" style:family="paragraph" style:parent-style-name="Table_20_Contents">
      <style:paragraph-properties fo:text-align="justify" style:justify-single-word="false"/>
      <style:text-properties officeooo:rsid="003ee8dc" officeooo:paragraph-rsid="000d6a3a"/>
    </style:style>
    <style:style style:name="P23" style:family="paragraph" style:parent-style-name="Table_20_Contents">
      <style:paragraph-properties fo:text-align="justify" style:justify-single-word="false"/>
      <style:text-properties officeooo:rsid="0040242c" officeooo:paragraph-rsid="000d6a3a"/>
    </style:style>
    <style:style style:name="P24" style:family="paragraph" style:parent-style-name="Table_20_Contents">
      <style:paragraph-properties fo:text-align="justify" style:justify-single-word="false"/>
      <style:text-properties officeooo:rsid="0041e3fd" officeooo:paragraph-rsid="000d6a3a"/>
    </style:style>
    <style:style style:name="P25" style:family="paragraph" style:parent-style-name="Table_20_Contents">
      <style:paragraph-properties fo:text-align="justify" style:justify-single-word="false"/>
      <style:text-properties officeooo:rsid="00642f77" officeooo:paragraph-rsid="000d6a3a"/>
    </style:style>
    <style:style style:name="P26" style:family="paragraph" style:parent-style-name="Table_20_Contents">
      <style:paragraph-properties fo:text-align="justify" style:justify-single-word="false"/>
      <style:text-properties officeooo:rsid="000d6a3a" officeooo:paragraph-rsid="000d6a3a"/>
    </style:style>
    <style:style style:name="P27" style:family="paragraph" style:parent-style-name="Table_20_Contents">
      <style:paragraph-properties fo:text-align="justify" style:justify-single-word="false"/>
      <style:text-properties officeooo:rsid="00116f99" officeooo:paragraph-rsid="00116f99"/>
    </style:style>
    <style:style style:name="P28" style:family="paragraph" style:parent-style-name="Table_20_Heading">
      <style:text-properties officeooo:rsid="003a920e" officeooo:paragraph-rsid="000d6a3a"/>
    </style:style>
    <style:style style:name="P29" style:family="paragraph" style:parent-style-name="Table_20_Heading">
      <style:text-properties officeooo:rsid="003a920e" officeooo:paragraph-rsid="00116f99"/>
    </style:style>
    <style:style style:name="P30" style:family="paragraph" style:parent-style-name="Heading_20_4">
      <style:text-properties officeooo:rsid="00089b8b" officeooo:paragraph-rsid="00089b8b"/>
    </style:style>
    <style:style style:name="P31" style:family="paragraph" style:parent-style-name="Heading_20_4">
      <style:text-properties officeooo:rsid="002383f4" officeooo:paragraph-rsid="002383f4"/>
    </style:style>
    <style:style style:name="P32" style:family="paragraph" style:parent-style-name="Heading_20_4">
      <style:text-properties officeooo:rsid="0028f885" officeooo:paragraph-rsid="0028f885"/>
    </style:style>
    <style:style style:name="P33" style:family="paragraph" style:parent-style-name="Heading_20_4">
      <style:text-properties officeooo:rsid="002c1789" officeooo:paragraph-rsid="002c1789"/>
    </style:style>
    <style:style style:name="P34" style:family="paragraph" style:parent-style-name="Table_20_Contents" style:list-style-name="L3">
      <style:paragraph-properties fo:text-align="justify" style:justify-single-word="false"/>
      <style:text-properties officeooo:rsid="000d6a3a" officeooo:paragraph-rsid="000d6a3a"/>
    </style:style>
    <style:style style:name="P35" style:family="paragraph" style:parent-style-name="Table_20_Contents" style:list-style-name="L3">
      <style:paragraph-properties fo:text-align="justify" style:justify-single-word="false"/>
      <style:text-properties style:font-name="Andale Mono1" officeooo:rsid="000d6a3a" officeooo:paragraph-rsid="000d6a3a"/>
    </style:style>
    <style:style style:name="P36" style:family="paragraph" style:parent-style-name="Heading_20_3">
      <style:text-properties officeooo:rsid="000769b4" officeooo:paragraph-rsid="000769b4"/>
    </style:style>
    <style:style style:name="P37" style:family="paragraph" style:parent-style-name="Heading_20_3">
      <style:text-properties officeooo:rsid="00165353" officeooo:paragraph-rsid="00165353"/>
    </style:style>
    <style:style style:name="P38" style:family="paragraph" style:parent-style-name="Heading_20_3">
      <style:paragraph-properties fo:break-before="page"/>
    </style:style>
    <style:style style:name="P39" style:family="paragraph" style:parent-style-name="Heading_20_3">
      <style:paragraph-properties fo:break-before="page"/>
      <style:text-properties officeooo:rsid="000d6a3a" officeooo:paragraph-rsid="000d6a3a"/>
    </style:style>
    <style:style style:name="P40" style:family="paragraph" style:parent-style-name="Heading_20_2">
      <style:paragraph-properties fo:break-before="page"/>
      <style:text-properties officeooo:rsid="001497a4" officeooo:paragraph-rsid="001497a4"/>
    </style:style>
    <style:style style:name="P41" style:family="paragraph" style:parent-style-name="Heading_20_5">
      <style:text-properties officeooo:rsid="002c1789" officeooo:paragraph-rsid="002c1789"/>
    </style:style>
    <style:style style:name="P42" style:family="paragraph" style:parent-style-name="Text_20_body" style:list-style-name="L1">
      <style:text-properties officeooo:paragraph-rsid="000769b4"/>
    </style:style>
    <style:style style:name="P43" style:family="paragraph" style:parent-style-name="Text_20_body" style:list-style-name="L1">
      <style:text-properties officeooo:rsid="000769b4" officeooo:paragraph-rsid="000769b4"/>
    </style:style>
    <style:style style:name="P44" style:family="paragraph" style:parent-style-name="Text_20_body" style:list-style-name="L2">
      <style:text-properties style:font-name="Andale Mono1" fo:font-size="12pt" officeooo:rsid="000a7d75" officeooo:paragraph-rsid="000a7d75" style:font-size-asian="12pt" style:font-size-complex="12pt"/>
    </style:style>
    <style:style style:name="P45" style:family="paragraph" style:parent-style-name="Text_20_body" style:list-style-name="L2">
      <style:text-properties style:font-name="Andale Mono1" fo:font-size="12pt" officeooo:rsid="000a7d75" officeooo:paragraph-rsid="000d6a3a" style:font-size-asian="12pt" style:font-size-complex="12pt"/>
    </style:style>
    <style:style style:name="P46" style:family="paragraph" style:parent-style-name="Text_20_body" style:list-style-name="L2">
      <style:text-properties style:font-name="Andale Mono1" officeooo:rsid="000a7d75" officeooo:paragraph-rsid="0021b874"/>
    </style:style>
    <style:style style:name="P47" style:family="paragraph" style:parent-style-name="Text_20_body" style:list-style-name="L2">
      <style:text-properties style:font-name="Andale Mono1" officeooo:rsid="000a7d75" officeooo:paragraph-rsid="000d6a3a"/>
    </style:style>
    <style:style style:name="P48" style:family="paragraph" style:parent-style-name="Text_20_body" style:list-style-name="L4">
      <style:text-properties style:font-name="Andale Mono1" officeooo:rsid="001497a4" officeooo:paragraph-rsid="001497a4"/>
    </style:style>
    <style:style style:name="P49" style:family="paragraph" style:parent-style-name="Text_20_body" style:list-style-name="L5">
      <style:text-properties officeooo:rsid="001842f7" officeooo:paragraph-rsid="001842f7"/>
    </style:style>
    <style:style style:name="P50" style:family="paragraph" style:parent-style-name="Text_20_body" style:list-style-name="L5">
      <style:text-properties officeooo:rsid="0019dcd3" officeooo:paragraph-rsid="0019dcd3"/>
    </style:style>
    <style:style style:name="P51" style:family="paragraph" style:parent-style-name="Text_20_body" style:list-style-name="L6"/>
    <style:style style:name="P52" style:family="paragraph" style:parent-style-name="Text_20_body" style:list-style-name="L6">
      <style:text-properties officeooo:rsid="0024f4fa" officeooo:paragraph-rsid="0024f4fa"/>
    </style:style>
    <style:style style:name="P53" style:family="paragraph" style:parent-style-name="Text_20_body" style:list-style-name="L6">
      <style:text-properties officeooo:rsid="002749ea" officeooo:paragraph-rsid="002749ea"/>
    </style:style>
    <style:style style:name="P54" style:family="paragraph" style:parent-style-name="Text_20_body" style:list-style-name="L7">
      <style:text-properties officeooo:rsid="0028f885" officeooo:paragraph-rsid="0028f885"/>
    </style:style>
    <style:style style:name="P55" style:family="paragraph" style:parent-style-name="Text_20_body">
      <style:text-properties officeooo:rsid="0028f885" officeooo:paragraph-rsid="0028f885"/>
    </style:style>
    <style:style style:name="P56" style:family="paragraph" style:parent-style-name="Text_20_body">
      <style:text-properties officeooo:rsid="002c1789" officeooo:paragraph-rsid="002c1789"/>
    </style:style>
    <style:style style:name="P57" style:family="paragraph" style:parent-style-name="Text_20_body" style:list-style-name="L8">
      <style:text-properties officeooo:rsid="002c1789" officeooo:paragraph-rsid="002c1789"/>
    </style:style>
    <style:style style:name="P58" style:family="paragraph" style:parent-style-name="Text_20_body">
      <style:text-properties officeooo:rsid="002c1789" officeooo:paragraph-rsid="002cdb62"/>
    </style:style>
    <style:style style:name="P59" style:family="paragraph" style:parent-style-name="Text_20_body">
      <style:text-properties officeooo:rsid="002cdb62" officeooo:paragraph-rsid="002cdb62"/>
    </style:style>
    <style:style style:name="P60" style:family="paragraph" style:parent-style-name="Text_20_body" style:list-style-name="L9">
      <style:text-properties officeooo:rsid="002cdb62" officeooo:paragraph-rsid="002cdb62"/>
    </style:style>
    <style:style style:name="P61" style:family="paragraph" style:parent-style-name="Text_20_body">
      <style:text-properties officeooo:rsid="002daf53" officeooo:paragraph-rsid="002daf53"/>
    </style:style>
    <style:style style:name="P62" style:family="paragraph" style:parent-style-name="Text_20_body">
      <style:text-properties officeooo:rsid="002dbf93" officeooo:paragraph-rsid="002dbf93"/>
    </style:style>
    <style:style style:name="P63" style:family="paragraph" style:parent-style-name="Text_20_body" style:list-style-name="L10">
      <style:text-properties officeooo:rsid="002dbf93" officeooo:paragraph-rsid="002dbf93"/>
    </style:style>
    <style:style style:name="P64" style:family="paragraph" style:parent-style-name="Text_20_body">
      <style:text-properties officeooo:paragraph-rsid="00281323"/>
    </style:style>
    <style:style style:name="T1" style:family="text">
      <style:text-properties officeooo:rsid="000769b4"/>
    </style:style>
    <style:style style:name="T2" style:family="text">
      <style:text-properties fo:font-weight="bold" style:font-weight-asian="bold" style:font-weight-complex="bold"/>
    </style:style>
    <style:style style:name="T3" style:family="text">
      <style:text-properties style:font-name="Andale Mono1"/>
    </style:style>
    <style:style style:name="T4" style:family="text">
      <style:text-properties style:font-name="Andale Mono1" fo:font-weight="bold" style:font-weight-asian="bold" style:font-weight-complex="bold"/>
    </style:style>
    <style:style style:name="T5" style:family="text">
      <style:text-properties style:font-name="Andale Mono1" fo:font-size="12pt" fo:font-weight="bold" style:font-size-asian="12pt" style:font-weight-asian="bold" style:font-size-complex="12pt" style:font-weight-complex="bold"/>
    </style:style>
    <style:style style:name="T6" style:family="text">
      <style:text-properties style:font-name="Andale Mono1" officeooo:rsid="001c964b"/>
    </style:style>
    <style:style style:name="T7" style:family="text">
      <style:text-properties style:font-name="Andale Mono1" fo:font-weight="normal" style:font-weight-asian="normal" style:font-weight-complex="normal"/>
    </style:style>
    <style:style style:name="T8" style:family="text">
      <style:text-properties style:font-name="Andale Mono1" officeooo:rsid="002ac111"/>
    </style:style>
    <style:style style:name="T9" style:family="text">
      <style:text-properties style:font-name="Andale Mono1" officeooo:rsid="00281323"/>
    </style:style>
    <style:style style:name="T10" style:family="text">
      <style:text-properties style:font-name="Liberation Sans" fo:font-size="12pt" fo:font-weight="bold" style:font-size-asian="12pt" style:font-weight-asian="bold" style:font-size-complex="12pt" style:font-weight-complex="bold"/>
    </style:style>
    <style:style style:name="T11" style:family="text">
      <style:text-properties style:font-name="Liberation Sans" fo:font-size="12pt" fo:font-weight="bold" officeooo:rsid="000a7d75" style:font-size-asian="12pt" style:font-weight-asian="bold" style:font-size-complex="12pt" style:font-weight-complex="bold"/>
    </style:style>
    <style:style style:name="T12" style:family="text">
      <style:text-properties fo:font-size="12pt" style:font-size-asian="12pt" style:font-size-complex="12pt"/>
    </style:style>
    <style:style style:name="T13" style:family="text">
      <style:text-properties fo:font-size="12pt" officeooo:rsid="000d6a3a" style:font-size-asian="12pt" style:font-size-complex="12pt"/>
    </style:style>
    <style:style style:name="T14" style:family="text">
      <style:text-properties fo:font-size="12pt" officeooo:rsid="0021b874" style:font-size-asian="12pt" style:font-size-complex="12pt"/>
    </style:style>
    <style:style style:name="T15" style:family="text">
      <style:text-properties officeooo:rsid="000a9456"/>
    </style:style>
    <style:style style:name="T16" style:family="text">
      <style:text-properties officeooo:rsid="000d6a3a"/>
    </style:style>
    <style:style style:name="T17" style:family="text">
      <style:text-properties officeooo:rsid="00188d0a"/>
    </style:style>
    <style:style style:name="T18" style:family="text">
      <style:text-properties officeooo:rsid="001c964b"/>
    </style:style>
    <style:style style:name="T19" style:family="text">
      <style:text-properties officeooo:rsid="001e0829"/>
    </style:style>
    <style:style style:name="T20" style:family="text">
      <style:text-properties officeooo:rsid="0021b874"/>
    </style:style>
    <style:style style:name="T21" style:family="text">
      <style:text-properties style:font-name="Liberation Serif"/>
    </style:style>
    <style:style style:name="T22" style:family="text">
      <style:text-properties style:font-name="Liberation Serif" officeooo:rsid="0024f4fa"/>
    </style:style>
    <style:style style:name="T23" style:family="text">
      <style:text-properties style:font-name="Liberation Serif" officeooo:rsid="002580b7"/>
    </style:style>
    <style:style style:name="T24" style:family="text">
      <style:text-properties style:font-name="Liberation Serif" officeooo:rsid="00281323"/>
    </style:style>
    <style:style style:name="T25" style:family="text">
      <style:text-properties officeooo:rsid="002ac111"/>
    </style:style>
    <style:style style:name="T26" style:family="text">
      <style:text-properties style:font-name="Andale Mono1"/>
    </style:style>
    <style:style style:name="T27" style:family="text">
      <style:text-properties style:font-name="Andale Mono1" officeooo:rsid="002fa018"/>
    </style:style>
    <style:style style:name="T28" style:family="text">
      <style:text-properties officeooo:rsid="002cdb62"/>
    </style:style>
    <style:style style:name="T29" style:family="text">
      <style:text-properties officeooo:rsid="002fa018"/>
    </style:style>
    <style:style style:name="T30" style:family="text">
      <style:text-properties style:font-name="Liberation Serif"/>
    </style:style>
    <style:style style:name="T31" style:family="text">
      <style:text-properties style:font-name="Liberation Serif" officeooo:rsid="002fa018"/>
    </style:style>
    <style:style style:name="T32" style:family="text">
      <style:text-properties officeooo:rsid="0031be4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title>Applications de saisies</text:title></text:h>
      <text:h text:style-name="P36" text:outline-level="3">Pré-requis</text:h>
      <text:list xml:id="list3359728317786546213" text:style-name="L1">
        <text:list-item>
          <text:p text:style-name="P42"><text:a xlink:type="simple" xlink:href="https://jdk7.java.net/download.html" text:style-name="Internet_20_link" text:visited-style-name="Visited_20_Internet_20_Link"><text:span text:style-name="T1">JDK 7</text:span></text:a></text:p>
        </text:list-item>
        <text:list-item>
          <text:p text:style-name="P43"><text:a xlink:type="simple" xlink:href="http://developer.android.com/sdk/index.html" text:style-name="Internet_20_link" text:visited-style-name="Visited_20_Internet_20_Link">Android Studio</text:a></text:p>
        </text:list-item>
      </text:list>
      <text:h text:style-name="P36" text:outline-level="3">Génération des APKs</text:h>
      <text:h text:style-name="P30" text:outline-level="4">Signature des applications</text:h>
      <text:p text:style-name="P7">Si aucun certificat n'a été créé, consulter la page suivante :</text:p>
      <text:p text:style-name="P7"><text:a xlink:type="simple" xlink:href="http://developer.android.com/tools/publishing/app-signing.html#cert" text:style-name="Internet_20_link" text:visited-style-name="Visited_20_Internet_20_Link">http://developer.android.com/tools/publishing/app-signing.html#cert</text:a></text:p>
      <text:p text:style-name="P7">Ensuite à la racine du projet, ajouter le fi<text:span text:style-name="T12">chier </text:span><text:span text:style-name="T5">gradle.properties</text:span><text:span text:style-name="T12"> et ajou</text:span>ter les lignes suivantes en complétant les valeurs selon le certificat à utiliser :</text:p>
      <text:p text:style-name="Preformatted_20_Text">STORE_FILE=/absolute/path/to/your.keystore</text:p>
      <text:p text:style-name="Preformatted_20_Text">STORE_PASSWORD=storepassword</text:p>
      <text:p text:style-name="Preformatted_20_Text">KEY_ALIAS=keyalias</text:p>
      <text:p text:style-name="Preformatted_20_Text">KEY_PASSWORD=keypassword</text:p>
      <text:h text:style-name="Heading_20_4" text:outline-level="4">Build des applications</text:h>
      <text:p text:style-name="P7">Une fois fait, on peut lancer le build global pour générer toutes les applications :</text:p>
      <text:p text:style-name="P2">./gradlew clean assembleRelease</text:p>
      <text:p text:style-name="Text_20_body"/>
      <text:p text:style-name="P8">Les APK<text:span text:style-name="T15">s</text:span> générés se trouvent dans le réper<text:span text:style-name="T12">toire </text:span><text:span text:style-name="T10">build/output</text:span><text:span text:style-name="T11">s</text:span><text:span text:style-name="T10">/apk/</text:span><text:span text:style-name="T12"> de chaque </text:span>module :</text:p>
      <text:list xml:id="list8335489753385436845" text:style-name="L2">
        <text:list-item>
          <text:p text:style-name="P44">fauna : <text:span text:style-name="T20">fauna-release-&lt;version&gt;.apk</text:span></text:p>
        </text:list-item>
        <text:list-item>
          <text:p text:style-name="P46">flora : <text:span text:style-name="T20">flora</text:span><text:span text:style-name="T14">-release-&lt;version&gt;.apk</text:span></text:p>
        </text:list-item>
        <text:list-item>
          <text:p text:style-name="P46">invertebrate : invertebrate<text:span text:style-name="T14">-release-&lt;version&gt;.apk</text:span></text:p>
        </text:list-item>
        <text:list-item>
          <text:p text:style-name="P46">mortality : mortality<text:span text:style-name="T14">-release-&lt;version&gt;.apk</text:span></text:p>
        </text:list-item>
        <text:list-item>
          <text:p text:style-name="P46">search : search<text:span text:style-name="T14">-release-&lt;version&gt;.apk</text:span></text:p>
        </text:list-item>
      </text:list>
      <text:p text:style-name="Text_20_body"/>
      <text:h text:style-name="P39" text:outline-level="3">Fichiers de configuration des applications</text:h>
      <text:p text:style-name="P10">Chaque application possède son propre fichier de configuration au format JSON. Ce fichier est lu une fois à chaque démarrage de l'application. Il doit suivre le nommage suivant :</text:p>
      <text:p text:style-name="Preformatted_20_Text">settings_&lt;nom_du_module&gt;.json</text:p>
      <text:p text:style-name="P10"/>
      <text:p text:style-name="P10">Ce qui donne :</text:p>
      <text:list xml:id="list113857084740266" text:continue-numbering="true" text:style-name="L2">
        <text:list-item>
          <text:p text:style-name="P45"><text:span text:style-name="T2">fauna :</text:span> <text:span text:style-name="T16">settings_fauna.json</text:span></text:p>
        </text:list-item>
        <text:list-item>
          <text:p text:style-name="P47"><text:span text:style-name="T2">flora :</text:span> <text:span text:style-name="T13">settings_flora.json</text:span></text:p>
        </text:list-item>
        <text:list-item>
          <text:p text:style-name="P47"><text:span text:style-name="T2">invertebrate :</text:span> <text:span text:style-name="T13">settings_invertebrate.json</text:span></text:p>
        </text:list-item>
        <text:list-item>
          <text:p text:style-name="P47"><text:span text:style-name="T2">mortality :</text:span> <text:span text:style-name="T13">settings_mortality.json</text:span></text:p>
        </text:list-item>
        <text:list-item>
          <text:p text:style-name="P47"><text:span text:style-name="T2">search :</text:span> <text:span text:style-name="T13">settings_search.json</text:span></text:p>
        </text:list-item>
      </text:list>
      <text:p text:style-name="P10">Chaque fichier de configuration doit suivre la structure suivante :</text:p>
      <text:p text:style-name="Preformatted_20_Text">{</text:p>
      <text:p text:style-name="Preformatted_20_Text"><text:tab/>"sync":</text:p>
      <text:p text:style-name="Preformatted_20_Text"><text:tab/>{</text:p>
      <text:p text:style-name="Preformatted_20_Text"><text:tab/><text:tab/>"url": "http://<text:span text:style-name="T16">domain.my</text:span>/<text:span text:style-name="T16">webapi</text:span>/",</text:p>
      <text:p text:style-name="Preformatted_20_Text"><text:tab/><text:tab/>"token": 666,</text:p>
      <text:p text:style-name="Preformatted_20_Text"><text:tab/><text:tab/>"status_url": "status/",</text:p>
      <text:p text:style-name="Preformatted_20_Text"><text:tab/><text:tab/>"import_url": "import/",</text:p>
      <text:p text:style-name="Preformatted_20_Text"><text:tab/><text:tab/>"exports":</text:p>
      <text:p text:style-name="Preformatted_20_Text"><text:tab/><text:tab/>[</text:p>
      <text:p text:style-name="Preformatted_20_Text"><text:tab/><text:tab/><text:tab/>{</text:p>
      <text:p text:style-name="Preformatted_20_Text"><text:tab/><text:tab/><text:tab/><text:tab/>"url": "export/sqlite/",</text:p>
      <text:p text:style-name="Preformatted_20_Text"><text:tab/><text:tab/><text:tab/><text:tab/>"file": "databases/data.db"</text:p>
      <text:p text:style-name="Preformatted_20_Text"><text:tab/><text:tab/><text:tab/>},</text:p>
      <text:p text:style-name="Preformatted_20_Text"><text:tab/><text:tab/><text:tab/>...</text:p>
      <text:p text:style-name="Preformatted_20_Text"><text:tab/><text:tab/>]</text:p>
      <text:p text:style-name="Preformatted_20_Text"><text:tab/>},</text:p>
      <text:p text:style-name="Preformatted_20_Text"><text:tab/>"map":</text:p>
      <text:p text:style-name="Preformatted_20_Text"><text:tab/>{</text:p>
      <text:p text:style-name="Preformatted_20_Text"><text:tab/><text:tab/>"bbox": [914987, 6372012, 994987, 6460012],</text:p>
      <text:p text:style-name="P1"><text:tab/><text:tab/>"max_bounds": [[43.9873, 5.2489], [45.6652, 7.1111]],</text:p>
      <text:p text:style-name="Preformatted_20_Text"><text:tab/><text:tab/>"center": [44.795154, 6.228655],</text:p>
      <text:p text:style-name="Preformatted_20_Text"><text:tab/><text:tab/>"start_zoom": 2,</text:p>
      <text:p text:style-name="Preformatted_20_Text"><text:tab/><text:tab/>"min_zoom_pointing": 7,</text:p>
      <text:p text:style-name="Preformatted_20_Text"><text:tab/><text:tab/>"layers":</text:p>
      <text:p text:style-name="Preformatted_20_Text"><text:tab/><text:tab/>[</text:p>
      <text:p text:style-name="Preformatted_20_Text"><text:tab/><text:tab/><text:tab/>{</text:p>
      <text:p text:style-name="Preformatted_20_Text"><text:tab/><text:tab/><text:tab/><text:tab/>"name": "scan.mbtiles",</text:p>
      <text:p text:style-name="Preformatted_20_Text"><text:tab/><text:tab/><text:tab/><text:tab/>"label": "Scan",</text:p>
      <text:p text:style-name="Preformatted_20_Text"><text:tab/><text:tab/><text:tab/><text:tab/>"source": "mbtiles"</text:p>
      <text:p text:style-name="Preformatted_20_Text"/>
      <text:p text:style-name="Preformatted_20_Text"><text:tab/><text:tab/><text:tab/>},</text:p>
      <text:p text:style-name="Preformatted_20_Text"><text:tab/><text:tab/><text:tab/>...</text:p>
      <text:p text:style-name="Preformatted_20_Text"><text:tab/><text:tab/>]</text:p>
      <text:p text:style-name="Preformatted_20_Text"><text:tab/>}</text:p>
      <text:p text:style-name="Preformatted_20_Text">}</text:p>
      <text:p text:style-name="P9"/>
      <table:table table:name="settings_json" table:style-name="settings_5f_json">
        <table:table-column table:style-name="settings_5f_json.A"/>
        <table:table-column table:style-name="settings_5f_json.B"/>
        <table:table-header-rows>
          <text:soft-page-break/>
          <table:table-row>
            <table:table-cell table:style-name="settings_5f_json.A1" office:value-type="string">
              <text:p text:style-name="P28">Paramètre</text:p>
            </table:table-cell>
            <table:table-cell table:style-name="settings_5f_json.B1" office:value-type="string">
              <text:p text:style-name="P28">Description</text:p>
            </table:table-cell>
          </table:table-row>
        </table:table-header-rows>
        <table:table-row>
          <table:table-cell table:style-name="settings_5f_json.A2" office:value-type="string">
            <text:p text:style-name="P16">url</text:p>
          </table:table-cell>
          <table:table-cell table:style-name="settings_5f_json.B2" office:value-type="string">
            <text:p text:style-name="P21">URL du serveur de synchronisation</text:p>
          </table:table-cell>
        </table:table-row>
        <table:table-row>
          <table:table-cell table:style-name="settings_5f_json.A3" office:value-type="string">
            <text:p text:style-name="P16">token</text:p>
          </table:table-cell>
          <table:table-cell table:style-name="settings_5f_json.B3" office:value-type="string">
            <text:p text:style-name="P21">Jeton d'identification à utiliser sur le serveur de synchronisation</text:p>
          </table:table-cell>
        </table:table-row>
        <table:table-row>
          <table:table-cell table:style-name="settings_5f_json.A4" office:value-type="string">
            <text:p text:style-name="P17">status_url</text:p>
          </table:table-cell>
          <table:table-cell table:style-name="settings_5f_json.B4" office:value-type="string">
            <text:p text:style-name="P22">URL à utiliser pour vérifier le statut du serveur de synchronisation</text:p>
          </table:table-cell>
        </table:table-row>
        <table:table-row>
          <table:table-cell table:style-name="settings_5f_json.A5" office:value-type="string">
            <text:p text:style-name="P17">import_url</text:p>
          </table:table-cell>
          <table:table-cell table:style-name="settings_5f_json.B5" office:value-type="string">
            <text:p text:style-name="P23">URL de l'import à utiliser pour synchroniser les données de saisies des applications mobiles</text:p>
          </table:table-cell>
        </table:table-row>
        <table:table-row>
          <table:table-cell table:style-name="settings_5f_json.A6" office:value-type="string">
            <text:p text:style-name="P18">exports</text:p>
          </table:table-cell>
          <table:table-cell table:style-name="settings_5f_json.B6" office:value-type="string">
            <text:p text:style-name="P24">Liste des fichiers à récupérer coté serveur de synchronisation et à copier sur le terminal</text:p>
          </table:table-cell>
        </table:table-row>
        <table:table-row>
          <table:table-cell table:style-name="settings_5f_json.A7" office:value-type="string">
            <text:p text:style-name="P18">exports / url</text:p>
          </table:table-cell>
          <table:table-cell table:style-name="settings_5f_json.B7" office:value-type="string">
            <text:p text:style-name="P24">URL du fichier à récupérer et à copier sur le terminal</text:p>
          </table:table-cell>
        </table:table-row>
        <table:table-row>
          <table:table-cell table:style-name="settings_5f_json.A8" office:value-type="string">
            <text:p text:style-name="P18"><text:span text:style-name="T16">e</text:span>xports / file</text:p>
          </table:table-cell>
          <table:table-cell table:style-name="settings_5f_json.B8" office:value-type="string">
            <text:p text:style-name="P24">Chemin (optionnel) et nom du fichier à utiliser pour copier le fichier récupéré coté serveur de synchronisation</text:p>
          </table:table-cell>
        </table:table-row>
        <table:table-row>
          <table:table-cell table:style-name="settings_5f_json.A9" office:value-type="string">
            <text:p text:style-name="P19">map / layers</text:p>
          </table:table-cell>
          <table:table-cell table:style-name="settings_5f_json.B9" office:value-type="string">
            <text:p text:style-name="P25">Liste de<text:span text:style-name="T16">s fichiers des couches de données à afficher sur la carte</text:span></text:p>
          </table:table-cell>
        </table:table-row>
        <table:table-row>
          <table:table-cell table:style-name="settings_5f_json.A10" office:value-type="string">
            <text:p text:style-name="P19">map / layers / name</text:p>
          </table:table-cell>
          <table:table-cell table:style-name="settings_5f_json.B10" office:value-type="string">
            <text:p text:style-name="P26">Nom de la source de données (fichier ou répertoire) de la couche de données</text:p>
          </table:table-cell>
        </table:table-row>
        <table:table-row>
          <table:table-cell table:style-name="settings_5f_json.A11" office:value-type="string">
            <text:p text:style-name="P19">map / layers / label</text:p>
          </table:table-cell>
          <table:table-cell table:style-name="settings_5f_json.B11" office:value-type="string">
            <text:p text:style-name="P26">Nom de la couche de données</text:p>
          </table:table-cell>
        </table:table-row>
        <table:table-row>
          <table:table-cell table:style-name="settings_5f_json.A12" office:value-type="string">
            <text:p text:style-name="P19">map / layers / source</text:p>
          </table:table-cell>
          <table:table-cell table:style-name="settings_5f_json.B12" office:value-type="string">
            <text:p text:style-name="P26">Type de <text:a xlink:type="simple" xlink:href="#0.2.2.2.Gestion des sources de données|outline" text:style-name="Internet_20_link" text:visited-style-name="Visited_20_Internet_20_Link"><text:span text:style-name="T32">sources de données</text:span></text:a> :</text:p>
            <text:list xml:id="list8221862856792734222" text:style-name="L3">
              <text:list-item>
                <text:p text:style-name="P34"><text:span text:style-name="T3">mbtiles</text:span> (format MBTiles)</text:p>
              </text:list-item>
              <text:list-item>
                <text:p text:style-name="P35">mbtiles_split</text:p>
              </text:list-item>
              <text:list-item>
                <text:p text:style-name="P34"><text:span text:style-name="T3">dir</text:span> (répertoire de tuiles)</text:p>
              </text:list-item>
              <text:list-item>
                <text:p text:style-name="P34"><text:span text:style-name="T3">http</text:span> (non implémenté)</text:p>
              </text:list-item>
            </text:list>
          </table:table-cell>
        </table:table-row>
      </table:table>
      <text:p text:style-name="P3"/>
      <text:p text:style-name="P4">Certaines applications ajoutent spécifiquement des attributs supplémentaires.</text:p>
      <text:p text:style-name="P6"/>
      <text:p text:style-name="P4"><text:span text:style-name="T4">fauna</text:span> et <text:span text:style-name="T4">invertebrate </text:span>:</text:p>
      <table:table table:name="Tableau1" table:style-name="Tableau1">
        <table:table-column table:style-name="Tableau1.A"/>
        <table:table-column table:style-name="Tableau1.B"/>
        <table:table-header-rows>
          <table:table-row>
            <table:table-cell table:style-name="Tableau1.A1" office:value-type="string">
              <text:p text:style-name="P29">Paramètre</text:p>
            </table:table-cell>
            <table:table-cell table:style-name="Tableau1.B1" office:value-type="string">
              <text:p text:style-name="P29">Description</text:p>
            </table:table-cell>
          </table:table-row>
        </table:table-header-rows>
        <table:table-row>
          <table:table-cell table:style-name="Tableau1.A2" office:value-type="string">
            <text:p text:style-name="P20">map / unity_layer</text:p>
          </table:table-cell>
          <table:table-cell table:style-name="Tableau1.B2" office:value-type="string">
            <text:p text:style-name="P27">Couche de données supplémentaire (vectorielle, format WKT) à afficher sur la carte</text:p>
          </table:table-cell>
        </table:table-row>
      </table:table>
      <text:p text:style-name="P5"/>
      <text:p text:style-name="P4"><text:span text:style-name="T4">search </text:span>:</text:p>
      <table:table table:name="Tableau2" table:style-name="Tableau2">
        <table:table-column table:style-name="Tableau2.A"/>
        <table:table-column table:style-name="Tableau2.B"/>
        <table:table-header-rows>
          <table:table-row>
            <table:table-cell table:style-name="Tableau2.A1" office:value-type="string">
              <text:p text:style-name="P29">Paramètre</text:p>
            </table:table-cell>
            <table:table-cell table:style-name="Tableau2.B1" office:value-type="string">
              <text:p text:style-name="P29">Description</text:p>
            </table:table-cell>
          </table:table-row>
        </table:table-header-rows>
        <table:table-row>
          <table:table-cell table:style-name="Tableau2.A2" office:value-type="string">
            <text:p text:style-name="P20">search / max_radius</text:p>
          </table:table-cell>
          <table:table-cell table:style-name="Tableau2.B2" office:value-type="string">
            <text:p text:style-name="P27">Rayon de recherche (en m) maximal autour d'une position donnée</text:p>
          </table:table-cell>
        </table:table-row>
        <table:table-row>
          <table:table-cell table:style-name="Tableau2.A3" office:value-type="string">
            <text:p text:style-name="P20">search / default_radius</text:p>
          </table:table-cell>
          <table:table-cell table:style-name="Tableau2.B3" office:value-type="string">
            <text:p text:style-name="P27">Rayon de recherche (en m) par défaut autour d'une position donnée</text:p>
          </table:table-cell>
        </table:table-row>
        <table:table-row>
          <table:table-cell table:style-name="Tableau2.A4" office:value-type="string">
            <text:p text:style-name="P20">search / max_features_found</text:p>
          </table:table-cell>
          <table:table-cell table:style-name="Tableau2.B4" office:value-type="string">
            <text:p text:style-name="P27">Le nombre maximal d'éléments à afficher lors d'une recherche autour d'une position donnée</text:p>
          </table:table-cell>
        </table:table-row>
      </table:table>
      <text:p text:style-name="Text_20_body"/>
      <text:h text:style-name="P40" text:outline-level="2">Architecture générale</text:h>
      <text:p text:style-name="P11">Le projet actuel contient deux bibliothèques Android partagées par toutes les applications mobiles :</text:p>
      <text:list xml:id="list3250110401953900333" text:style-name="L4">
        <text:list-item>
          <text:p text:style-name="P48"><text:a xlink:type="simple" xlink:href="#0.2.1.Module commons|outline" text:style-name="Internet_20_link" text:visited-style-name="Visited_20_Internet_20_Link">commons</text:a></text:p>
        </text:list-item>
        <text:list-item>
          <text:p text:style-name="P48"><text:a xlink:type="simple" xlink:href="#0.2.2.Module maps|outline" text:style-name="Internet_20_link" text:visited-style-name="Visited_20_Internet_20_Link">maps</text:a></text:p>
        </text:list-item>
      </text:list>
      <text:p text:style-name="P13">Les applications mobiles s'appuient donc sur ces modules pour intégrer les fonctionnalités communes. <text:span text:style-name="T19">Ces deux bibliothèques restent indépendantes l'une de l'autre.</text:span></text:p>
      <text:h text:style-name="P37" text:outline-level="3">Module <text:span text:style-name="T3">commons</text:span></text:h>
      <text:p text:style-name="P12">Ce module est une bibliothèque Android offrant les fonctionnalités et services communs à l'ensemble des applications mobiles :</text:p>
      <text:list xml:id="list3623272569713062076" text:style-name="L5">
        <text:list-item>
          <text:p text:style-name="P49">Gestion des fichiers de configuration des applications mobiles</text:p>
        </text:list-item>
        <text:list-item>
          <text:p text:style-name="P50">Gestion des données locales avec notamment la détection des différents points de montage présent sur les terminaux pour exploiter les cartes SD externes </text:p>
        </text:list-item>
        <text:list-item>
          <text:p text:style-name="P49">Gestion de la synchronisation <text:span text:style-name="T17">des données locales</text:span></text:p>
        </text:list-item>
        <text:list-item>
          <text:p text:style-name="P49">Gestion du workflow de saisie</text:p>
        </text:list-item>
      </text:list>
      <text:h text:style-name="P31" text:outline-level="4">Services Android déclarés</text:h>
      <text:p text:style-name="P14">Le module <text:span text:style-name="T7">commons</text:span> offre un ensemble de Service Android pour les applications :</text:p>
      <text:list xml:id="list2478308057750226576" text:style-name="L6">
        <text:list-item>
          <text:p text:style-name="P52"><text:span text:style-name="T3">SettingsService </text:span>: Pour charger au démarrage de chaque application son fichier de configuration ainsi qu'éventuellement d'autres données (comme le fichier <text:span text:style-name="T3">unities.wkt</text:span>)</text:p>
        </text:list-item>
        <text:list-item>
          <text:p text:style-name="P52"><text:span text:style-name="T3">CheckServerService </text:span>: Pour vérifier si le serveur de synchronisation est disponible ou non</text:p>
        </text:list-item>
        <text:list-item>
          <text:p text:style-name="P52"><text:span text:style-name="T3">SyncService </text:span>: Service de synchronisation des données locales</text:p>
        </text:list-item>
        <text:list-item>
          <text:p text:style-name="P52"><text:span text:style-name="T3">SyncCommandIntentService </text:span>: Permet d'exécuter des commandes en dehors des applications. Ce service est utilisé par l'application de synchronisation desktop pour :</text:p>
          <text:list>
            <text:list-item>
              <text:p text:style-name="P52">Récupérer les informations relatives à chaque application installée sur le terminal (ID de l'application, numéro de version, etc.)</text:p>
            </text:list-item>
            <text:list-item>
              <text:p text:style-name="P52">Supprimer les saisies stockées localement sur le terminal une fois que la synchronisation s'est bien déroulée via l'application de synchronisation desktop</text:p>
            </text:list-item>
            <text:list-item>
              <text:p text:style-name="P51">Déplacer les fichiers à synchroniser au bon emplacement sur le terminal si celui-ci possède une carte SD externe. Cette commande est importante car l'application de synchronisation desktop embarque un client <text:span text:style-name="T3">adb</text:span> pour communiquer avec le terminal en USB et de pouvoir exécuter des commandes. Mais il n'a pas les permissions suffisantes pour pouvoir accéder en écriture à la carte SD externe du terminal si celui-ci en possède <text:soft-page-break/>une. Donc la synchronisation des fichiers se fait en deux temps dans ce cas là : Les fichiers à synchroniser son copiés localement sur le terminal dans l'espace de stockage interne puis l'application de synchronisation desktop lance la commande permettant de déplacer ces fichiers au bon endroit sur le terminal. Le service <text:span text:style-name="T3">SyncCommandIntentService</text:span><text:span text:style-name="T21"> </text:span><text:span text:style-name="T22">est invoqué </text:span><text:span text:style-name="T23">via cette commande pour déplacer des fichiers.</text:span></text:p>
              <text:p text:style-name="P53"><text:span text:style-name="T23">C</text:span><text:span text:style-name="T21">ette partie pourrait être simplifiée en complétant l'application de synchronisation desktop avec un client </text:span><text:span text:style-name="T3">MTP</text:span><text:span text:style-name="T21"> pour pouvoir accéder directement à l'ensemble de l'espace de stockage du terminal et donc de pouvoir accéder en lecture / écriture à la carte SD externe du terminal. Le client </text:span><text:span text:style-name="T3">adb</text:span><text:span text:style-name="T21"> fera toujours le même travail mais déléguera les opérations de copie au client </text:span><text:span text:style-name="T3">MTP</text:span><text:span text:style-name="T21">.</text:span></text:p>
            </text:list-item>
          </text:list>
        </text:list-item>
      </text:list>
      <text:p text:style-name="P15"><text:span text:style-name="T21">Le module </text:span><text:span text:style-name="T3">commons</text:span><text:span text:style-name="T21"> possède un nouveau package appelé </text:span><text:span text:style-name="T3">service</text:span><text:span text:style-name="T21"> avec un nouveau Service Android </text:span><text:span text:style-name="T3">RequestHandlerService</text:span><text:span text:style-name="T21">. Ce service se veut plus simple à l'utilisation car il possède son propre client pour pouvoir l'utiliser. L'avantage est de n'avoir plus qu'un seul service de déclaré pour toutes les applications et l'idée à terme est de remplacer tous les services listés ci-dessus par des requêtes pouvant être joué via ce nouveau service à travers son client. Cette nouvelle approche où les appels se font à travers le client permet de supprimer tout le code qui s'occupe de la gestion des services Android.</text:span></text:p>
      <text:p text:style-name="P64"><text:span text:style-name="T24">Actuellement, il n'est pas vraiment terminé et n'est utilisé qu'à titre d'exemple dans l'application </text:span><text:span text:style-name="T9">search</text:span><text:span text:style-name="T24"> en remplacant le service </text:span><text:span text:style-name="T9">SettingsService</text:span><text:span text:style-name="T24"> par son équivalent </text:span><text:span text:style-name="T9">LoadSettingsRequestHandler</text:span><text:span text:style-name="T24">.</text:span></text:p>
      <text:h text:style-name="P38" text:outline-level="3">Module <text:span text:style-name="T3">maps</text:span></text:h>
      <text:p text:style-name="P12">Ce module est une bibliothèque Android gérant la partie cartographique des applications mobiles. Elle embarque notamment un composant Android <text:span text:style-name="T3">WebView</text:span> permettant de gérer l'intégration de la bibliothèque Javascript <text:a xlink:type="simple" xlink:href="http://leafletjs.com/" text:style-name="Internet_20_link" text:visited-style-name="Visited_20_Internet_20_Link">Leaflet</text:a>. <text:span text:style-name="T18">Ce module est complètement indépendant du reste et ne dépend pas du module </text:span><text:span text:style-name="T6">commons</text:span><text:span text:style-name="T18">.</text:span></text:p>
      <text:h text:style-name="P32" text:outline-level="4">Organisation du module</text:h>
      <text:list xml:id="list9199449580555994506" text:style-name="L7">
        <text:list-item>
          <text:p text:style-name="P54"><text:span text:style-name="T8">a</text:span><text:span text:style-name="T3">ssets </text:span>: Ensemble des sources Javascript, notamment la bibliothèque cartographique Leaflet.</text:p>
        </text:list-item>
        <text:list-item>
          <text:p text:style-name="P54"><text:span text:style-name="T8">c</text:span><text:span text:style-name="T3">ontent </text:span>: <text:a xlink:type="simple" xlink:href="#0.2.2.2.Gestion des sources de données|outline" text:style-name="Internet_20_link" text:visited-style-name="Visited_20_Internet_20_Link">Gestion des sources de données</text:a> à afficher (MBTiles, répertoire, etc.)</text:p>
        </text:list-item>
        <text:list-item>
          <text:p text:style-name="P54"><text:span text:style-name="T3">control </text:span>: <text:a xlink:type="simple" xlink:href="#0.2.2.3.Contrôleurs|outline" text:style-name="Internet_20_link" text:visited-style-name="Visited_20_Internet_20_Link">Contrôleurs</text:a> (UI) de la carte <text:span text:style-name="T25">(zoom, position centrée autour de la position courante, etc.)</text:span></text:p>
        </text:list-item>
        <text:list-item>
          <text:p text:style-name="P54"><text:span text:style-name="T3">geojson </text:span>: Objets GeoJSON</text:p>
        </text:list-item>
      </text:list>
      <text:p text:style-name="P55">A la racine , on trouve le <text:span text:style-name="T3">fragment</text:span> générique <text:span text:style-name="T3">AbstractWebViewFragment</text:span> permettant d'afficher la carte via un composant Android <text:span text:style-name="T3">WebView</text:span>.</text:p>
      <text:h text:style-name="Heading_20_4" text:outline-level="4"><text:bookmark-start text:name="__RefHeading___Toc1581_1204992809"/>Gestion des sources de données<text:bookmark-end text:name="__RefHeading___Toc1581_1204992809"/></text:h>
      <text:p text:style-name="P62">Le module <text:span text:style-name="T3">maps</text:span> offre trois sources possibles d'accès aux sources de données :</text:p>
      <text:list xml:id="list6556378631962446030" text:style-name="L10">
        <text:list-item>
          <text:p text:style-name="P63"><text:span text:style-name="T3">dir </text:span>: Permet de lire les tuiles directement sur l'espace de stockage du terminal selon un répertoire donné (pyramide de tuiles)</text:p>
        </text:list-item>
        <text:list-item>
          <text:p text:style-name="P63"><text:span text:style-name="T3">mbtiles </text:span>: Permet de lire les tuiles selon un fichier MBTiles.</text:p>
        </text:list-item>
        <text:list-item>
          <text:p text:style-name="P63"><text:span text:style-name="T3">mbtiles_split </text:span>: Permet de lire les tuiles selon un ensemble de fichiers MBTiles é<text:span text:style-name="T29">clatés</text:span> selon le paramètre <text:span text:style-name="T3">x</text:span><text:span text:style-name="T21"> </text:span><text:span text:style-name="T31">(</text:span><text:span text:style-name="T29">en colonne).</text:span></text:p>
        </text:list-item>
        <text:list-item>
          <text:p text:style-name="P63"><text:span text:style-name="T3">http </text:span>: Cette quatrième source est simplement déclarée mais non implémentée.</text:p>
        </text:list-item>
      </text:list>
      <text:h text:style-name="P33" text:outline-level="4">Contrôleurs</text:h>
      <text:p text:style-name="P56">Le module <text:span text:style-name="T3">maps</text:span> offre en standard plusieurs contrôleurs.</text:p>
      <text:h text:style-name="P41" text:outline-level="5">MainControl</text:h>
      <text:p text:style-name="P56">Contrôleur par défaut et obligatoire. Il permet de charger les autres contrôleurs déclarés et offre :</text:p>
      <text:list xml:id="list2707840064764613805" text:style-name="L8">
        <text:list-item>
          <text:p text:style-name="P57">La gestion de la position courante de l'utilisateur</text:p>
        </text:list-item>
        <text:list-item>
          <text:p text:style-name="P57">Accéder aux attributs de la carte (Limites, centre de la carte, le zoom courant, le zoom minimal et maximal)</text:p>
        </text:list-item>
        <text:list-item>
          <text:p text:style-name="P57">Accéder à la couche de donnée courante</text:p>
        </text:list-item>
        <text:list-item>
          <text:p text:style-name="P57">Récupérer les tuiles selon les coordonnées</text:p>
        </text:list-item>
      </text:list>
      <text:h text:style-name="Heading_20_5" text:outline-level="5"><text:soft-page-break/>CenterPositionControl</text:h>
      <text:p text:style-name="P56">Contrôleur <text:span text:style-name="T28">générique </text:span>permettant d'ajouter sur la carte un bouton permettant de centrer automatiquement la carte selon la position courante de l'utilisateur.</text:p>
      <text:h text:style-name="Heading_20_5" text:outline-level="5">DrawControl</text:h>
      <text:p text:style-name="P56">Contrôleur <text:span text:style-name="T28">générique </text:span>permettant d'ajouter sur la carte une barre de bouton permettant la saisie de géométries (points, lignes et polygones), et de permettre leurs éditions (déplacement, ajout, suppression et modification de la géométrie en ajoutant, déplaçant et en supprimant des points).</text:p>
      <text:h text:style-name="Heading_20_5" text:outline-level="5">FeaturesControl</text:h>
      <text:p text:style-name="P58">Contrôleur <text:span text:style-name="T28">générique permettant d'ajouter une couche de données supplémentaire sur la carte à partir de données vectorielles.</text:span></text:p>
      <text:h text:style-name="Heading_20_5" text:outline-level="5">MenuUnitiesControl</text:h>
      <text:p text:style-name="P59">Contrôleur un peu particulier utilisé uniquement dans les applications <text:span text:style-name="T3">fauna</text:span>, <text:span text:style-name="T3">invertebrate</text:span> et <text:span text:style-name="T3">mortality</text:span> pour :</text:p>
      <text:list xml:id="list7029318440852092581" text:style-name="L9">
        <text:list-item>
          <text:p text:style-name="P60">Afficher ou non la couche des unités géographiques</text:p>
        </text:list-item>
        <text:list-item>
          <text:p text:style-name="P60">Ajouter et déplacer un marqueur sur la carte et mettre en évidence l'unité géographique correspondant</text:p>
        </text:list-item>
      </text:list>
      <text:p text:style-name="P59">Ce contrôleur n'a pas vraiment sa place ici car trop spécifique.</text:p>
      <text:h text:style-name="Heading_20_5" text:outline-level="5">SwitchLayersControl</text:h>
      <text:p text:style-name="P59">Contrôleur générique permettant de changer de couche de données sur la carte.</text:p>
      <text:h text:style-name="Heading_20_5" text:outline-level="5">ZoomControl</text:h>
      <text:p text:style-name="P59">Contrôleur générique permettant d'ajouter une barre de bouton permettant de zoomer ou dézoomer sur la carte.</text:p>
      <text:h text:style-name="Heading_20_5" text:outline-level="5">SearchControl</text:h>
      <text:p text:style-name="P61">Ce contrôleur n'est pas présent dans ce module mais dans l'application <text:span text:style-name="T3">search</text:span>. Il permet d'ajouter une fonction de recherche autour d'une position donnée. Il n'a pas grand-chose à faire pour le rendre générique et de l'intégrer au sein du module <text:span text:style-name="T3">map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enlo" svg:font-family="Menlo"/>
    <style:font-face style:name="Andale Mono" svg:font-family="'Andale Mono'" style:font-pitch="fixed"/>
    <style:font-face style:name="Courier New" svg:font-family="'Courier New'" style:font-family-generic="modern" style:font-pitch="fixed"/>
    <style:font-face style:name="Liberation Mono" svg:font-family="'Liberation Mono'" style:font-family-generic="modern" style:font-pitch="fixed"/>
    <style:font-face style:name="Andale Mono1" svg:font-family="'Andale Mon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text-align="justify" style:justify-single-word="false" style:page-number="auto"/>
      <style:text-properties fo:background-color="transparen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10pt" style:font-size-asian="10.5pt"/>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page-number text:select-page="current">7</text:page-number> ‑ <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ébastien Grimault</meta:initial-creator>
    <meta:creation-date>2015-11-24T15:48:51.464475000</meta:creation-date>
    <dc:date>2015-11-25T11:38:54.912569000</dc:date>
    <dc:creator>Sébastien Grimault</dc:creator>
    <meta:editing-duration>PT2H12M25S</meta:editing-duration>
    <meta:editing-cycles>38</meta:editing-cycles>
    <meta:generator>LibreOffice/5.0.3.2$MacOSX_X86_64 LibreOffice_project/e5f16313668ac592c1bfb310f4390624e3dbfb75</meta:generator>
    <dc:title>Applications de saisies</dc:title>
    <meta:document-statistic meta:table-count="3" meta:image-count="0" meta:object-count="0" meta:page-count="7" meta:paragraph-count="172" meta:word-count="1499" meta:character-count="10151" meta:non-whitespace-character-count="8792"/>
  </office:meta>
</office:document-meta>
</file>